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26mm"/>
    </style:style>
    <style:style style:name="co2" style:family="table-column">
      <style:table-column-properties fo:break-before="auto" style:column-width="17.25mm"/>
    </style:style>
    <style:style style:name="co3" style:family="table-column">
      <style:table-column-properties fo:break-before="auto" style:column-width="21.2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verageConsIterTasMinArbreTasMinTableau" table:style-name="ta1">
        <table:shapes>
          <draw:frame draw:z-index="0" draw:style-name="gr1" draw:text-style-name="P1" svg:width="227.92mm" svg:height="129.27mm" svg:x="40.86mm" svg:y="37.03mm">
            <loext:p draw:notify-on-update-of-ranges="averageConsIterTasMinArbreTasMinTableau.B1:averageConsIterTasMinArbreTasMinTableau.I1 averageConsIterTasMinArbreTasMinTableau.A7:averageConsIterTasMinArbreTasMinTableau.A7 averageConsIterTasMinArbreTasMinTableau.B7:averageConsIterTasMinArbreTasMinTableau.I7 averageConsIterTasMinArbreTasMinTableau.A6:averageConsIterTasMinArbreTasMinTableau.A6 averageConsIterTasMinArbreTasMinTableau.B6:averageConsIterTasMinArbreTasMinTableau.I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number-columns-repeated="4" table:default-cell-style-name="Default"/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string" calcext:value-type="string">
            <text:p>Arbre</text:p>
          </table:table-cell>
          <table:table-cell office:value-type="float" office:value="17798148" calcext:value-type="float">
            <text:p>17798148</text:p>
          </table:table-cell>
          <table:table-cell office:value-type="float" office:value="2058099" calcext:value-type="float">
            <text:p>2058099</text:p>
          </table:table-cell>
          <table:table-cell office:value-type="float" office:value="2737570" calcext:value-type="float">
            <text:p>2737570</text:p>
          </table:table-cell>
          <table:table-cell office:value-type="float" office:value="4025371" calcext:value-type="float">
            <text:p>4025371</text:p>
          </table:table-cell>
          <table:table-cell office:value-type="float" office:value="14823308" calcext:value-type="float">
            <text:p>14823308</text:p>
          </table:table-cell>
          <table:table-cell office:value-type="float" office:value="14378262" calcext:value-type="float">
            <text:p>14378262</text:p>
          </table:table-cell>
          <table:table-cell office:value-type="float" office:value="25678366" calcext:value-type="float">
            <text:p>25678366</text:p>
          </table:table-cell>
          <table:table-cell office:value-type="float" office:value="47936179" calcext:value-type="float">
            <text:p>47936179</text:p>
          </table:table-cell>
        </table:table-row>
        <table:table-row table:style-name="ro1">
          <table:table-cell office:value-type="string" calcext:value-type="string">
            <text:p>Tableau</text:p>
          </table:table-cell>
          <table:table-cell office:value-type="float" office:value="136269" calcext:value-type="float">
            <text:p>136269</text:p>
          </table:table-cell>
          <table:table-cell office:value-type="float" office:value="171019" calcext:value-type="float">
            <text:p>171019</text:p>
          </table:table-cell>
          <table:table-cell office:value-type="float" office:value="252353" calcext:value-type="float">
            <text:p>252353</text:p>
          </table:table-cell>
          <table:table-cell office:value-type="float" office:value="196651" calcext:value-type="float">
            <text:p>196651</text:p>
          </table:table-cell>
          <table:table-cell office:value-type="float" office:value="678578" calcext:value-type="float">
            <text:p>678578</text:p>
          </table:table-cell>
          <table:table-cell office:value-type="float" office:value="1246837" calcext:value-type="float">
            <text:p>1246837</text:p>
          </table:table-cell>
          <table:table-cell office:value-type="float" office:value="563234" calcext:value-type="float">
            <text:p>563234</text:p>
          </table:table-cell>
          <table:table-cell office:value-type="float" office:value="1082048" calcext:value-type="float">
            <text:p>1082048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Arbre</text:p>
          </table:table-cell>
          <table:table-cell table:formula="of:=[.B2]/(1000000)" office:value-type="float" office:value="17.798148" calcext:value-type="float">
            <text:p>17,798148</text:p>
          </table:table-cell>
          <table:table-cell table:formula="of:=[.C2]/(1000000)" office:value-type="float" office:value="2.058099" calcext:value-type="float">
            <text:p>2,058099</text:p>
          </table:table-cell>
          <table:table-cell table:formula="of:=[.D2]/(1000000)" office:value-type="float" office:value="2.73757" calcext:value-type="float">
            <text:p>2,73757</text:p>
          </table:table-cell>
          <table:table-cell table:formula="of:=[.E2]/(1000000)" office:value-type="float" office:value="4.025371" calcext:value-type="float">
            <text:p>4,025371</text:p>
          </table:table-cell>
          <table:table-cell table:formula="of:=[.F2]/(1000000)" office:value-type="float" office:value="14.823308" calcext:value-type="float">
            <text:p>14,823308</text:p>
          </table:table-cell>
          <table:table-cell table:formula="of:=[.G2]/(1000000)" office:value-type="float" office:value="14.378262" calcext:value-type="float">
            <text:p>14,378262</text:p>
          </table:table-cell>
          <table:table-cell table:formula="of:=[.H2]/(1000000)" office:value-type="float" office:value="25.678366" calcext:value-type="float">
            <text:p>25,678366</text:p>
          </table:table-cell>
          <table:table-cell table:formula="of:=[.I2]/(1000000)" office:value-type="float" office:value="47.936179" calcext:value-type="float">
            <text:p>47,936179</text:p>
          </table:table-cell>
        </table:table-row>
        <table:table-row table:style-name="ro1">
          <table:table-cell office:value-type="string" calcext:value-type="string">
            <text:p>Tableau</text:p>
          </table:table-cell>
          <table:table-cell table:formula="of:=[.B3]/(1000000)" office:value-type="float" office:value="0.136269" calcext:value-type="float">
            <text:p>0,136269</text:p>
          </table:table-cell>
          <table:table-cell table:formula="of:=[.C3]/(1000000)" office:value-type="float" office:value="0.171019" calcext:value-type="float">
            <text:p>0,171019</text:p>
          </table:table-cell>
          <table:table-cell table:formula="of:=[.D3]/(1000000)" office:value-type="float" office:value="0.252353" calcext:value-type="float">
            <text:p>0,252353</text:p>
          </table:table-cell>
          <table:table-cell table:formula="of:=[.E3]/(1000000)" office:value-type="float" office:value="0.196651" calcext:value-type="float">
            <text:p>0,196651</text:p>
          </table:table-cell>
          <table:table-cell table:formula="of:=[.F3]/(1000000)" office:value-type="float" office:value="0.678578" calcext:value-type="float">
            <text:p>0,678578</text:p>
          </table:table-cell>
          <table:table-cell table:formula="of:=[.G3]/(1000000)" office:value-type="float" office:value="1.246837" calcext:value-type="float">
            <text:p>1,246837</text:p>
          </table:table-cell>
          <table:table-cell table:formula="of:=[.H3]/(1000000)" office:value-type="float" office:value="0.563234" calcext:value-type="float">
            <text:p>0,563234</text:p>
          </table:table-cell>
          <table:table-cell table:formula="of:=[.I3]/(1000000)" office:value-type="float" office:value="1.082048" calcext:value-type="float">
            <text:p>1,0820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0">00/00/0000</text:date>, <text:time style:data-style-name="N2" text:time-value="03:32:10.4099341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20T03:34:12.894177705</dc:date>
    <meta:editing-duration>PT39M20S</meta:editing-duration>
    <meta:editing-cycles>8</meta:editing-cycles>
    <meta:generator>LibreOffice/5.1.6.2$Linux_X86_64 LibreOffice_project/10m0$Build-2</meta:generator>
    <meta:document-statistic meta:table-count="1" meta:cell-count="4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sort-by-x-values="true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true" loext:try-staggering-first="false" chart:label-arrangement="stagger-odd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50" chart:origin="0" chart:interval-major="5" chart:interval-minor-divisor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793cm" svg:height="12.928cm" xlink:href=".." xlink:type="simple" chart:class="chart:bar" chart:row-mapping="1 0" chart:style-name="ch1">
        <chart:title svg:x="5.991cm" svg:y="0.393cm" chart:style-name="ch2">
          <text:p>Comparaison de la méthode ConsIter pour les tas min</text:p>
        </chart:title>
        <chart:legend chart:legend-position="bottom" svg:x="9.747cm" svg:y="12.118cm" style:legend-expansion="wide" chart:style-name="ch3"/>
        <chart:plot-area chart:style-name="ch4" table:cell-range-address="averageConsIterTasMinArbreTasMinTableau.B1:averageConsIterTasMinArbreTasMinTableau.I1 averageConsIterTasMinArbreTasMinTableau.A6:averageConsIterTasMinArbreTasMinTableau.I7" chart:data-source-has-labels="both" svg:x="1.459cm" svg:y="1.442cm" svg:width="20.879cm" svg:height="9.444cm">
          <chartooo:coordinate-region svg:x="2.133cm" svg:y="1.655cm" svg:width="20.205cm" svg:height="8.132cm"/>
          <chart:axis chart:dimension="x" chart:name="primary-x" chart:style-name="ch5" chartooo:axis-type="auto">
            <chartooo:date-scale/>
            <chart:title svg:x="9.815cm" svg:y="11.145cm" chart:style-name="ch6">
              <text:p>Nombre d'entrées du fichier</text:p>
            </chart:title>
            <chart:categories table:cell-range-address="averageConsIterTasMinArbreTasMinTableau.B1:averageConsIterTasMinArbreTasMinTableau.I1"/>
          </chart:axis>
          <chart:axis chart:dimension="y" chart:name="primary-y" chart:style-name="ch7">
            <chart:title svg:x="0.451cm" svg:y="7.098cm" chart:style-name="ch8">
              <text:p>Temps (ms)</text:p>
            </chart:title>
            <chart:grid chart:style-name="ch9" chart:class="major"/>
          </chart:axis>
          <chart:series chart:style-name="ch10" chart:values-cell-range-address="averageConsIterTasMinArbreTasMinTableau.B7:averageConsIterTasMinArbreTasMinTableau.I7" chart:label-cell-address="averageConsIterTasMinArbreTasMinTableau.A7:averageConsIterTasMinArbreTasMinTableau.A7" chart:class="chart:bar">
            <chart:data-point chart:repeated="8"/>
          </chart:series>
          <chart:series chart:style-name="ch11" chart:values-cell-range-address="averageConsIterTasMinArbreTasMinTableau.B6:averageConsIterTasMinArbreTasMinTableau.I6" chart:label-cell-address="averageConsIterTasMinArbreTasMinTableau.A6:averageConsIterTasMinArbreTasMinTableau.A6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averageConsIterTasMinArbreTasMinTableau.B1:averageConsIterTasMinArbreTasMinTableau.I1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  <table:table-cell office:value-type="float" office:value="50000">
                <text:p>50000</text:p>
              </table:table-cell>
            </table:table-row>
          </table:table-header-rows>
          <table:table-rows>
            <table:table-row>
              <table:table-cell office:value-type="string">
                <text:p>Tableau</text:p>
                <draw:g>
                  <svg:desc>averageConsIterTasMinArbreTasMinTableau.A7:averageConsIterTasMinArbreTasMinTableau.A7</svg:desc>
                </draw:g>
              </table:table-cell>
              <table:table-cell office:value-type="float" office:value="0.136269">
                <text:p>0.136269</text:p>
                <draw:g>
                  <svg:desc>averageConsIterTasMinArbreTasMinTableau.B7:averageConsIterTasMinArbreTasMinTableau.I7</svg:desc>
                </draw:g>
              </table:table-cell>
              <table:table-cell office:value-type="float" office:value="0.171019">
                <text:p>0.171019</text:p>
              </table:table-cell>
              <table:table-cell office:value-type="float" office:value="0.252353">
                <text:p>0.252353</text:p>
              </table:table-cell>
              <table:table-cell office:value-type="float" office:value="0.196651">
                <text:p>0.196651</text:p>
              </table:table-cell>
              <table:table-cell office:value-type="float" office:value="0.678578">
                <text:p>0.678578</text:p>
              </table:table-cell>
              <table:table-cell office:value-type="float" office:value="1.246837">
                <text:p>1.246837</text:p>
              </table:table-cell>
              <table:table-cell office:value-type="float" office:value="0.563234">
                <text:p>0.563234</text:p>
              </table:table-cell>
              <table:table-cell office:value-type="float" office:value="1.082048">
                <text:p>1.082048</text:p>
              </table:table-cell>
            </table:table-row>
            <table:table-row>
              <table:table-cell office:value-type="string">
                <text:p>Arbre</text:p>
                <draw:g>
                  <svg:desc>averageConsIterTasMinArbreTasMinTableau.A6:averageConsIterTasMinArbreTasMinTableau.A6</svg:desc>
                </draw:g>
              </table:table-cell>
              <table:table-cell office:value-type="float" office:value="17.798148">
                <text:p>17.798148</text:p>
                <draw:g>
                  <svg:desc>averageConsIterTasMinArbreTasMinTableau.B6:averageConsIterTasMinArbreTasMinTableau.I6</svg:desc>
                </draw:g>
              </table:table-cell>
              <table:table-cell office:value-type="float" office:value="2.058099">
                <text:p>2.058099</text:p>
              </table:table-cell>
              <table:table-cell office:value-type="float" office:value="2.73757">
                <text:p>2.73757</text:p>
              </table:table-cell>
              <table:table-cell office:value-type="float" office:value="4.025371">
                <text:p>4.025371</text:p>
              </table:table-cell>
              <table:table-cell office:value-type="float" office:value="14.823308">
                <text:p>14.823308</text:p>
              </table:table-cell>
              <table:table-cell office:value-type="float" office:value="14.378262">
                <text:p>14.378262</text:p>
              </table:table-cell>
              <table:table-cell office:value-type="float" office:value="25.678366">
                <text:p>25.678366</text:p>
              </table:table-cell>
              <table:table-cell office:value-type="float" office:value="47.936179">
                <text:p>47.9361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